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osé María García </text:p>
      <text:p text:style-name="Text_20_body">San José de Metán, Salta, Argentina.</text:p>
      <text:p text:style-name="Text_20_body"/>
      <text:p text:style-name="Text_20_body">Hola equipo de IPSY,</text:p>
      <text:p text:style-name="Text_20_body">Antes que nada, gracias por la oportunidad de expresarme en una carta de presentación. Estoy interesado en el puesto de "Frontend Software Engineer". Cuento con experiencia en la mayoría de los requisitos mencionados:</text:p>
      <text:list xml:id="list2962032438055980874" text:style-name="L4">
        <text:list-item>
          <text:p text:style-name="P2">Creación de componentes reutilizables para el front-end: la mayoría de mis aplicaciones están hechas con el propósito de generar componentes reutilizables, incluyendo uno de mis proyectos actuales, "my-components".</text:p>
        </text:list-item>
        <text:list-item>
          <text:p text:style-name="P2">Integración con el backend: muchas de mis aplicaciones cuentan con un servicio de integración con el backend, en su mayoría creado por mí.</text:p>
        </text:list-item>
        <text:list-item>
          <text:p text:style-name="P2">Pruebas automatizadas: al haber creado ya backends, he utilizado aplicaciones para realizar pruebas de los mismos.</text:p>
        </text:list-item>
        <text:list-item>
          <text:p text:style-name="P2">Traducción de requerimientos de negocio a técnicos: no cuento con tanta experiencia en esta área; sin embargo, puedo hacerlo.</text:p>
        </text:list-item>
        <text:list-item>
          <text:p text:style-name="P2">Software escalable: la mayoría del código que realizo es escalable. La escalabilidad del código dependerá de los requerimientos y del tiempo disponible.</text:p>
          <text:p text:style-name="P2"/>
        </text:list-item>
      </text:list>
      <text:p text:style-name="Text_20_body">Plus: Cumplo con la mayoria de los aspectos adicionales. sin embargo aun no cuento con un inglés</text:p>
      <text:p text:style-name="Text_20_body">conversacional.</text:p>
      <text:p text:style-name="Text_20_body">Estas habilidades y requisitos se pueden ver en los proyectos de mi<text:a xlink:type="simple" xlink:href="http://asdjosegarcia.com.ar/" text:style-name="Internet_20_link" text:visited-style-name="Visited_20_Internet_20_Link"> portafolio</text:a>, en el cual incluyo el código de GitHub.</text:p>
      <text:p text:style-name="Text_20_body">Quisiera expresar más, pero para no extender demasiado esta carta de presentación y reservar algo para la entrevista, en caso de haberla, gracias por su tiempo y me despido.</text:p>
      <text:p text:style-name="Text_20_body">Saludos cordiales,</text:p>
      <text:p text:style-name="Text_20_body">José María Garcí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Noto Sans CJK SC"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ria garcia</meta:initial-creator>
    <meta:creation-date>2024-06-17T07:23:09</meta:creation-date>
    <dc:date>2024-06-17T09:09:49</dc:date>
    <dc:creator>jose maria garcia</dc:creator>
    <meta:editing-duration>PT45M39S</meta:editing-duration>
    <meta:editing-cycles>3</meta:editing-cycles>
    <meta:generator>OpenOffice/4.1.15$Unix OpenOffice.org_project/4115m2$Build-9813</meta:generator>
    <meta:document-statistic meta:table-count="0" meta:image-count="0" meta:object-count="0" meta:page-count="1" meta:paragraph-count="15" meta:word-count="232" meta:character-count="1477"/>
  </office:meta>
</office:document-meta>
</file>